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fo:color="#00000a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fo:color="#00000a" style:font-name="Calibri1" fo:font-size="11pt" fo:font-weight="normal" officeooo:paragraph-rsid="001c7e07" fo:background-color="transparent" style:font-name-asian="Calibri1" style:font-name-complex="Calibri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fo:color="#00000a" style:font-name="Calibri1" fo:font-size="11pt" fo:font-weight="normal" officeooo:rsid="001c7e07" officeooo:paragraph-rsid="001c7e07" fo:background-color="transparent" style:font-name-asian="Calibri1" style:font-name-complex="Calibri1"/>
    </style:style>
    <style:style style:name="T1" style:family="text">
      <style:text-properties officeooo:rsid="001ab16b"/>
    </style:style>
    <style:style style:name="T2" style:family="text">
      <style:text-properties officeooo:rsid="001c7e07"/>
    </style:style>
    <style:style style:name="T3" style:family="text">
      <style:text-properties officeooo:rsid="001e3840"/>
    </style:style>
    <style:style style:name="T4" style:family="text">
      <style:text-properties officeooo:rsid="00206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O nosso objetivo <text:span text:style-name="T1">(deste projeto final é) </text:span>ao criar uma rede social focado inicialmente no Instituto Federal Fluminense <text:span text:style-name="T1">(IFF)</text:span> <text:span text:style-name="T1">desta forma possibilitando </text:span>que os alunos e professores possam ter mais sociabilidade, podendo trocar mensagens e também podendo interagir <text:span text:style-name="T1">entre si</text:span>, independente de seu turno, curso ou função.</text:p>
      <text:p text:style-name="P2">No sistema que propomos, <text:span text:style-name="T1">a</text:span> tela inicial <text:span text:style-name="T1">terá</text:span> no cabeçalho da página a logo do IFF, <text:span text:style-name="T2">também sendo exibidas</text:span> notícias e propaganda<text:span text:style-name="T2">s.</text:span> <text:span text:style-name="T2">E</text:span>xistirão <text:span text:style-name="T2">duas</text:span> opções <text:span text:style-name="T2">de acesso</text:span>: <text:span text:style-name="T2">uma</text:span> <text:span text:style-name="T2">por meio de</text:span> e-mail e senha <text:span text:style-name="T3">(o login</text:span> <text:span text:style-name="T3">e a</text:span> <text:span text:style-name="T3">outra</text:span> opção <text:span text:style-name="T1">será por meio de</text:span> cadastro <text:span text:style-name="T1">o</text:span>nde o usuário vai ser redirecionado para a página de cadastro, a onde terá que preencher os dados pedidos que serão: nome, e-mail, senha e como opcionais: cidade, bairro, curso, data de nascimento, telefone, gênero e nome social.</text:p>
      <text:p text:style-name="P2">Ao logar usuário estará na página inicial da rede social, e a organização se dá da seguinte forma:</text:p>
      <text:p text:style-name="P2">No topo uma barra de pesquisas, que permitirá procurar por pessoas e campi do Instituto Federal. Ao efetuar a busca, o usuário será redirecionado para uma página onde poderá selecionar que tipo de busca ele pretende fazer, podendo ser: página, pessoa, campus. Ao lado da barra de pesquisas, haverá a opção de configurações (representado pelo símbolo de uma roda dentada) para poder alterar seus dados como: email, senha, data de nascimento, etc. </text:p>
      <text:p text:style-name="P2">No lado direito haverá a lista de amigos com os quais os usuários poderão enviar mensagens e, no canto inferior direito, poder organizar os amigos de acordo com seus círculos sociais, exemplos: Igreja, Escola, Futebol, Curso de Inglês, etc.</text:p>
      <text:p text:style-name="P2">No centro da página haverá postagens dos usuários e dos campus, onde os usuários poderão comentar ou compartilhar o conteúdo, durante a criação da postagem, o usuário pode optar pela visibilidade de sua publicação aos outros usuários da rede, podendo ser: Pública, apenas para amigos, apenas para ele e também a opção de selecionar dentre seus amigos (ou grupos de amigos) quais poderão ver. Os usuários podem entrar na página de outro usuário e pedir solicitação de amizade, ao aceitar a solicitação de amizade poderá mandar mensagens para a pessoa, comentar nas postagens e poder convidar essa pessoa para grupos.</text:p>
      <text:p text:style-name="P2">Esses grupos seriam similares aos grupos de whatsapp, onde há o criador, administradores e os membros. Todos os usuários do IFFriends podem criar grupos e administrá-los como quiser, podendo apagar, editar, convidar seus amigos, conceder privilégios de administrador, etc.</text:p>
      <text:p text:style-name="P1"/>
      <text:p text:style-name="P1"/>
      <text:p text:style-name="P1"/>
      <text:p text:style-name="P1"/>
      <text:p text:style-name="P3">Antigo 2</text:p>
      <text:p text:style-name="P1"/>
      <text:p text:style-name="P1">O nosso objetivo <text:span text:style-name="T1">(deste projeto final é) </text:span>ao criar uma rede social focado inicialmente no Instituto Federal Fluminense <text:span text:style-name="T1">(IFF)</text:span> <text:span text:style-name="T1">desta forma possibilitando </text:span>que os alunos e professores possam ter mais sociabilidade, podendo trocar mensagens e também podendo interagir <text:span text:style-name="T1">entre si</text:span>, independente de seu turno, curso ou função.</text:p>
      <text:p text:style-name="P1">No sistema que propomos, <text:span text:style-name="T1">a</text:span> tela inicial <text:span text:style-name="T1">terá</text:span> no cabeçalho da página a logo do IFF, <text:span text:style-name="T2">também sendo exibidas</text:span> notícias e propaganda<text:span text:style-name="T2">s.</text:span> <text:span text:style-name="T2">E</text:span>xistirão <text:span text:style-name="T2">duas</text:span> opções <text:span text:style-name="T2">de acesso</text:span>: <text:span text:style-name="T2">uma</text:span> <text:span text:style-name="T2">por meio de</text:span> e-mail e senha, a segunda opção <text:span text:style-name="T1">será o</text:span> cadastro <text:span text:style-name="T1">o</text:span>nde o usuário vai ser redirecionado para a página de cadastro, a onde terá que preencher os dados pedidos que serão: nome, e-mail, senha e como opcionais: cidade, bairro, curso, data de nascimento, telefone, gênero e nome social.</text:p>
      <text:p text:style-name="P1">Ao logar usuário estará na página inicial da rede social, e a organização se dá da seguinte forma:</text:p>
      <text:p text:style-name="P1">No topo uma barra de pesquisas, que permitirá procurar por pessoas e campi do Instituto Federal. Ao efetuar a busca, o usuário será redirecionado para uma página onde poderá selecionar que tipo de busca ele pretende fazer, podendo ser: página, pessoa, campus. Ao lado da barra de pesquisas, haverá a opção de configurações (representado pelo símbolo de uma roda dentada) para poder alterar seus dados como: email, senha, data de nascimento, etc. </text:p>
      <text:p text:style-name="P1">No lado direito haverá a lista de amigos com os quais os usuários poderão enviar mensagens e, no canto inferior direito, poder organizar os amigos de acordo com seus círculos sociais, exemplos: Igreja, Escola, Futebol, Curso de Inglês, etc.</text:p>
      <text:p text:style-name="P1">No centro da página haverá postagens dos usuários e dos campus, onde os usuários poderão <text:soft-page-break/>comentar ou compartilhar o conteúdo, durante a criação da postagem, o usuário pode optar pela visibilidade de sua publicação aos outros usuários da rede, podendo ser: Pública, apenas para amigos, apenas para ele e também a opção de selecionar dentre seus amigos (ou grupos de amigos) quais poderão ver. Os usuários podem entrar na página de outro usuário e pedir solicitação de amizade, ao aceitar a solicitação de amizade poderá mandar mensagens para a pessoa, comentar nas postagens e poder convidar essa pessoa para grupos.</text:p>
      <text:p text:style-name="P1">Esses grupos seriam similares aos grupos de whatsapp, onde há o criador, administradores e os membros. Todos os usuários do IFFriends podem criar grupos e administrá-los como quiser, podendo apagar, editar, convidar seus amigos, conceder privilégios de administrador, etc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tigo:</text:p>
      <text:p text:style-name="P1"/>
      <text:p text:style-name="P1">Em nosso trabalho de conclusão de curso teremos inicialmente uma tela de introdução, apresentando a logo do iff e alguma imagem ou notícia sobre a situação atual do iff, como por exemplo os anúncios que aparecem na televisão próximo à cantina. Nessa tela de introdução estará também apresentando duas opções: uma sendo o cadastramento de novos usuários e a segunda o login para aqueles que já se cadastraram. (Opcional: Havendo também a opção de integrar o login dessa rede social com a conta do google e/ou a do facebook, ou até mesmo o login do iff acadêmico).</text:p>
      <text:p text:style-name="P1">Na parte de cadastramento, alguns dos dados que deverão constar, são: Nome, email, senha, endereço, telefone, gênero e curso. (Posteriormente: data de nascimento (Opcional: nome social).</text:p>
      <text:p text:style-name="P1">Na parte de login, apenas serão necessários o email e a senha do usuário. Após o cadastramento ou o login, o usuário será direcionado para a página principal da Rede Social do IFF (Nome a ser planejado).</text:p>
      <text:p text:style-name="P1">Na esquerda da página principal encontram-se links que redirecionam o usuário para diferentes locais da rede social, como exemplo uma aba somente para pesquisas direcionadas a pessoas e outra a diferentes campi dos if. No centro da página inicial localiza-se o feed de notícias, que se encontram as notícias que são postadas e compartilhadas por pessoas ou pelo campus e curso que o usuário acompanha, tendo assim a opção de comentar sobre e também compartilhar caso seja algo de grande importância. </text:p>
      <text:p text:style-name="P1">Outra área disponível seria a de sociabilidade entre os usuários: Após uma pesquisa quanto aos usuários existentes no banco de dados, pode ser enviada uma solicitação de amizade, para que haja interação direta entre os usuários.</text:p>
      <text:p text:style-name="P1">Ao adicionar um usuário como amigo, passa a ser possível mandar mensagens para essa pessoa. Na mesma aba onde é possível enviar mensagens, pode-se também criar grupos para facilitar a troca de informações sobre os cursos, sendo possível também a fácil comunicação entre os alunos, os professores e as coorden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8T22:21:36.128000000</dc:date>
    <meta:editing-duration>PT20M11S</meta:editing-duration>
    <meta:editing-cycles>5</meta:editing-cycles>
    <meta:generator>LibreOffice/5.2.2.2$Windows_X86_64 LibreOffice_project/8f96e87c890bf8fa77463cd4b640a2312823f3ad</meta:generator>
    <meta:document-statistic meta:table-count="0" meta:image-count="0" meta:object-count="0" meta:page-count="2" meta:paragraph-count="22" meta:word-count="1121" meta:character-count="6910" meta:non-whitespace-character-count="5808"/>
  </office:meta>
</office:document-meta>
</file>